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02918"/>
    </style:style>
    <style:style style:name="P2" style:family="paragraph" style:parent-style-name="Standard">
      <style:text-properties officeooo:rsid="00002918" officeooo:paragraph-rsid="00002918"/>
    </style:style>
    <style:style style:name="P3" style:family="paragraph" style:parent-style-name="Standard">
      <style:text-properties officeooo:rsid="0001d5c3" officeooo:paragraph-rsid="0001d5c3"/>
    </style:style>
    <style:style style:name="P4" style:family="paragraph" style:parent-style-name="Standard">
      <style:text-properties officeooo:rsid="00033a4f" officeooo:paragraph-rsid="00033a4f"/>
    </style:style>
    <style:style style:name="P5" style:family="paragraph" style:parent-style-name="Standard">
      <style:text-properties officeooo:rsid="0003eeac" officeooo:paragraph-rsid="0003eeac"/>
    </style:style>
    <style:style style:name="T1" style:family="text">
      <style:text-properties officeooo:rsid="0001d5c3"/>
    </style:style>
    <style:style style:name="T2" style:family="text">
      <style:text-properties officeooo:rsid="000285b7"/>
    </style:style>
    <style:style style:name="T3" style:family="text">
      <style:text-properties officeooo:rsid="0003eea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Cuál es la diferencia entre las colecciones genéricas y las no genéricas?</text:p>
      <text:p text:style-name="P1">2. ¿Cuál es la diferencia entre las colecciones y las matrices?</text:p>
      <text:p text:style-name="P1">3. Describa los siguientes tipos de colecciones genéricas: Dictionary, List, SortedList.</text:p>
      <text:p text:style-name="P1">4. ¿Cuál es la diferencia entre una cola (queue) y una pila (stack)?</text:p>
      <text:p text:style-name="P1">5. ¿Se pueden ordenar las colas y las pilas?</text:p>
      <text:p text:style-name="P1">6. ¿Se pueden serializar (convertir a un formato en el que pueda ser transferido o leído por otro sistema) las colas y las pilas?</text:p>
      <text:p text:style-name="P1">7. ¿Cuál es la diferencia entre las colas y pilas genéricas y las colas y pilas no genéricas?</text:p>
      <text:p text:style-name="P1"/>
      <text:p text:style-name="P2">1-Una coleccion generica cumple el tipado fuerte al permitir agregar solo el tipo de datos deseado.</text:p>
      <text:p text:style-name="P2">Una coleccion generica es util cuando todos los elementos de la coleccion tienen el mismo tipo de datos. Las no genericas no almacenan los elementos como objetos de un tipo especifico, sino como objetos de tipo object. Siempre que sea posible, se deberial utilizar las colecciones genericas de otros tipos en lugar de estas.</text:p>
      <text:p text:style-name="P2"/>
      <text:p text:style-name="P2">2-Las matrices son muy utiles para crear y trabajar con un numero fijo de objetos fuertemente tipados.</text:p>
      <text:p text:style-name="P2">Las colecciones proporcionan un metodo mas flexible para trabajar con grupos de objetos. A diferencia de las matrices, el grupo de objetos con el que trabaja puede aumentar y reducirse dinamicamente a medida que cambian las necesidades de la aplicacion</text:p>
      <text:p text:style-name="P2"/>
      <text:p text:style-name="P2">3- dictionary representa una coleccion de pares de clave y valor que se organizan por claves.</text:p>
      <text:p text:style-name="P2">List-Representa una lista de objetos que pueden ser obtenidos mediante un indice, proporciona metodos <text:s/>para buscar, ordenar y modificar listas.</text:p>
      <text:p text:style-name="P2">Sorted List- representa una coleccion de pares de clave y valor que se ordenan por claves segun la implementacion de la interfaz Icomparer&lt;T&gt;asociada.</text:p>
      <text:p text:style-name="P2"/>
      <text:p text:style-name="P2">4-<text:span text:style-name="T1">La pila-stack, introduce un nuevo elemento en la cima, y quita el elemento que hay en la cima. Este tipo de estructuras se suele llamar Lifo(Last In First Out”lo <text:s/>ultimo que entra es lo primero en salir”)</text:span></text:p>
      <text:p text:style-name="P2"/>
      <text:p text:style-name="P3">Cola-queue, <text:span text:style-name="T2">en una cola podremos introducir elementos por la cabeza y extraerlos por el extremo opuesto, el final de la cola(dequeue“desencolar”). Se nombran tambien por las siglas FIFO(First In First out,”lo primero en entrar es lo primero en salir”)</text:span></text:p>
      <text:p text:style-name="P3"/>
      <text:p text:style-name="P4">5,<text:span text:style-name="T3">6 </text:span>-Las pilas y colas no se pueden ordenarse por si mismas, y no pueden serializar(pasar a archivos)</text:p>
      <text:p text:style-name="P4"/>
      <text:p text:style-name="P5">7-No generica, Array List, representa una matriz de objetos cuyo tamaño aumenta dinamicamente segun sea necesario.</text:p>
      <text:p text:style-name="P5"/>
      <text:p text:style-name="P5">Hashtable, representa una coleccion de pares de clave y valor que se organizan por codigo hash de la clave</text:p>
      <text:p text:style-name="P4"/>
      <text:p text:style-name="P5">Genericas, Dictionary, Representa una coleccion de pares de clave y valor que se organizan por claves.</text:p>
      <text:p text:style-name="P5"/>
      <text:p text:style-name="P5">List, Representa una lista de objetos que pueden ser obtenidos mediante un indice. Proporciona metodos para buscar, ordenar y modificar listas.</text:p>
      <text:p text:style-name="P5"/>
      <text:p text:style-name="P5">SortedList, representa una coleccion de pares de clave y valor que se ordenan por claves segun la implementacion de la interfaz Icompare&lt;T&gt; asociada.</text:p>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19-09-22T19:56:23.737000000</dc:date>
    <meta:editing-duration>PT10M55S</meta:editing-duration>
    <meta:editing-cycles>4</meta:editing-cycles>
    <meta:document-statistic meta:table-count="0" meta:image-count="0" meta:object-count="0" meta:page-count="1" meta:paragraph-count="22" meta:word-count="474" meta:character-count="2897" meta:non-whitespace-character-count="2443"/>
  </office:meta>
</office:document-meta>
</file>